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10dbb7" officeooo:paragraph-rsid="0010dbb7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o submeter na questão A do CD-MOJ a solução com um algorítimo de ordenação por Inserção, visto em sala de aula, mas, apesar de ordenar os valores de forma correta, o CD-MOJ acusou “Time Limited Exceeded”, ou seja, estava levando mais tempo do que o previsto para a ordenação.</text:p>
      <text:p text:style-name="P1"/>
      <text:p text:style-name="P1">Visando diminuir o tempo de ordenação, optei por utilizar o algorítimo de ordenação Merge Sort, É um método estável e possui complexidade C(n) = O(n log n) para todos os casos. Esse algoritmo divide o problema em pedaços menores, resolve cada pedaço e depois junta (merge) os resultados. O vetor será dividido em duas partes iguais, que serão cada uma divididas em duas partes, e assim até ficar um ou dois elementos cuja ordenação é trivial. Para juntar as partes ordenadas os dois elementos de cada parte são separados e o menor deles é selecionado e retirado de sua parte. Em seguida os menores entre os restantes são comparados e assim se prossegue até juntar as par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5:31:42.806061914</meta:creation-date>
    <dc:date>2021-03-31T15:37:20.959318644</dc:date>
    <meta:editing-duration>PT5M43S</meta:editing-duration>
    <meta:editing-cycles>1</meta:editing-cycles>
    <meta:document-statistic meta:table-count="0" meta:image-count="0" meta:object-count="0" meta:page-count="1" meta:paragraph-count="2" meta:word-count="166" meta:character-count="950" meta:non-whitespace-character-count="786"/>
    <meta:generator>LibreOffice/6.1.5.2$Linux_X86_64 LibreOffice_project/10$Build-2</meta:generator>
  </office:meta>
</office:document-meta>
</file>